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fo:line-height="113%" fo:text-align="center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10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/>
    </style:style>
    <style:style style:name="P11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2" style:family="paragraph" style:parent-style-name="Text_20_body">
      <style:paragraph-properties fo:margin-top="0in" fo:margin-bottom="0in" fo:line-height="113%"/>
    </style:style>
    <style:style style:name="P13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14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  <style:style style:name="T3" style:family="text">
      <style:text-properties fo:font-size="14pt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10-12 <text:s text:c="2"/>Cooldown: .8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Attack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 that leeches life from all enemies struck, catch the <text:s/><text:tab/><text:tab/> <text:s text:c="5"/>boomerang on the way back to reset the cooldown.</text:p>
      <text:p text:style-name="P4"><text:s text:c="28"/>Damage: 14-16 <text:s text:c="7"/>Cooldown: 4.5s</text:p>
      <text:p text:style-name="Text_20_body"/>
      <text:p text:style-name="P4">Snipe - Shoots a long range powerful beam of energy that always causes a critical hit.</text:p>
      <text:p text:style-name="P4"><text:s text:c="13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6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Exploding Barre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8">ARMOR</text:p>
      <text:p text:style-name="P7">Weapon</text:p>
      <text:p text:style-name="P7"/>
      <text:p text:style-name="P9">Damage</text:p>
      <text:p text:style-name="P9"><text:s text:c="3"/>5% per point</text:p>
      <text:p text:style-name="P9"><text:s text:c="2"/>Points: 5</text:p>
      <text:p text:style-name="P9"/>
      <text:p text:style-name="P9">Attack Speed </text:p>
      <text:p text:style-name="P9"><text:s text:c="2"/>5% per point</text:p>
      <text:p text:style-name="P9"><text:s text:c="2"/>Points: 5</text:p>
      <text:p text:style-name="P9"/>
      <text:p text:style-name="P9">Crit Chance</text:p>
      <text:p text:style-name="P9"><text:s text:c="2"/>%10 per point</text:p>
      <text:p text:style-name="P9"><text:s text:c="2"/>Points: 3</text:p>
      <text:p text:style-name="P7"/>
      <text:p text:style-name="P9">Bayonet Attachment (unlockable)</text:p>
      <text:p text:style-name="P9"><text:s text:c="2"/>+25% melee damage per point</text:p>
      <text:p text:style-name="P9"><text:s text:c="2"/>Points: 2</text:p>
      <text:p text:style-name="P9"/>
      <text:p text:style-name="P9">Steroid Potions (unlockable)</text:p>
      <text:p text:style-name="P9"><text:s text:c="2"/>-Using a potion resets all cooldowns</text:p>
      <text:p text:style-name="P9"><text:s text:c="2"/>Points: 1</text:p>
      <text:p text:style-name="P9"/>
      <text:p text:style-name="P9">Crit Damage (unlockable)</text:p>
      <text:p text:style-name="P9"><text:s text:c="3"/>+50% crit damage</text:p>
      <text:p text:style-name="P9"><text:s text:c="3"/>Points: 2</text:p>
      <text:p text:style-name="P9"/>
      <text:p text:style-name="P7"><text:soft-page-break/>Helm</text:p>
      <text:p text:style-name="P9">See Enemy Health: </text:p>
      <text:p text:style-name="P12"><text:span text:style-name="Default_20_Paragraph_20_Font"><text:span text:style-name="T2"><text:s text:c="2"/>-see enemy health bars</text:span></text:span></text:p>
      <text:p text:style-name="P9"><text:s text:c="3"/>Points: 1</text:p>
      <text:p text:style-name="P9"/>
      <text:p text:style-name="P9">Life Leech:</text:p>
      <text:p text:style-name="P9"><text:s text:c="2"/>+5% life leech per point</text:p>
      <text:p text:style-name="P9"><text:s text:c="2"/>Points: 5</text:p>
      <text:p text:style-name="P9"/>
      <text:p text:style-name="P9">Upgraded Radar: <text:s/>(unlockable)</text:p>
      <text:p text:style-name="P9"><text:s text:c="2"/>-see enemies on radar <text:s/></text:p>
      <text:p text:style-name="P9"><text:s text:c="2"/>Points: 1</text:p>
      <text:p text:style-name="P9"/>
      <text:p text:style-name="P9">Double Gold Find: (unlockable)</text:p>
      <text:p text:style-name="P9">-double the value of gold you collect</text:p>
      <text:p text:style-name="P9"><text:s text:c="2"/>Points: 1</text:p>
      <text:p text:style-name="P9"><text:s text:c="2"/></text:p>
      <text:p text:style-name="P9">Healing Effectiveness (unlockable)</text:p>
      <text:p text:style-name="P9"><text:s text:c="2"/>+15% healing effectiveness per point</text:p>
      <text:p text:style-name="P9"><text:s text:c="2"/>Points: 3</text:p>
      <text:p text:style-name="P9"/>
      <text:p text:style-name="P7">Armor</text:p>
      <text:p text:style-name="P9"/>
      <text:p text:style-name="P9">Health</text:p>
      <text:p text:style-name="P9"><text:s text:c="2"/>+10 health per point</text:p>
      <text:p text:style-name="P9"><text:s text:c="2"/>Points: 10</text:p>
      <text:p text:style-name="P9"/>
      <text:p text:style-name="P9">Number of Potions</text:p>
      <text:p text:style-name="P9"><text:s text:c="2"/>+1 extra potion per point</text:p>
      <text:p text:style-name="P9"><text:s text:c="2"/>Points: 5</text:p>
      <text:p text:style-name="P9"/>
      <text:p text:style-name="P9">Hardened Armor</text:p>
      <text:p text:style-name="P9"><text:s text:c="2"/>-Enemies can no longer critical hit you</text:p>
      <text:p text:style-name="P9"><text:s text:c="2"/>Points: 1</text:p>
      <text:p text:style-name="P9"/>
      <text:p text:style-name="P9">Hard to Kill (unlockable)</text:p>
      <text:p text:style-name="P9"><text:s text:c="2"/>-When below 33% health, DR is incresed +50%</text:p>
      <text:p text:style-name="P9"><text:s text:c="2"/>Points: 1</text:p>
      <text:p text:style-name="P9"/>
      <text:p text:style-name="P9">Proximity Shields: (unlockable)</text:p>
      <text:p text:style-name="P9"><text:s text:c="3"/>+15% damage reduction when at close range</text:p>
      <text:p text:style-name="P9">Points: 2</text:p>
      <text:p text:style-name="P9"/>
      <text:p text:style-name="P9">Thorns (unlockable)</text:p>
      <text:p text:style-name="P9"><text:s text:c="2"/>+10% Thorns damage per point</text:p>
      <text:p text:style-name="P9"><text:s text:c="2"/>Points: 3</text:p>
      <text:p text:style-name="P9"><text:soft-page-break/><text:span text:style-name="T3"><text:line-break/>Boots</text:span></text:p>
      <text:p text:style-name="P7"/>
      <text:p text:style-name="P9">Double Jump</text:p>
      <text:p text:style-name="P9"><text:s text:c="2"/>-Gives you a second jump after your first one</text:p>
      <text:p text:style-name="P9"><text:s text:c="2"/>Points:1</text:p>
      <text:p text:style-name="P9"/>
      <text:p text:style-name="P9">Jetpack Boots</text:p>
      <text:p text:style-name="P9"><text:s text:c="2"/>-Gives you a jetpack you can fire to hover in place</text:p>
      <text:p text:style-name="P9"><text:s text:c="2"/>Points: 1</text:p>
      <text:p text:style-name="P9"/>
      <text:p text:style-name="P9">CC reduction (unlockable)</text:p>
      <text:p text:style-name="P9"><text:s text:c="2"/>+20% CC Reduction</text:p>
      <text:p text:style-name="P9"><text:s text:c="2"/>Points: 3</text:p>
      <text:p text:style-name="P9"/>
      <text:p text:style-name="P9">Move Speed (unlockable)</text:p>
      <text:p text:style-name="P9"><text:s text:c="2"/>+5% Move Speed</text:p>
      <text:p text:style-name="P9"><text:s text:c="2"/>Points: 5</text:p>
      <text:p text:style-name="Text_20_body"><text:s text:c="2"/></text:p>
      <text:p text:style-name="Text_20_body"/>
      <text:p text:style-name="Text_20_body"><text:line-break/></text:p>
      <text:p text:style-name="P11">Modifier Ideas:</text:p>
      <text:p text:style-name="P12">Weapon - After a crit, gain 50% attack speed for 5 seconds</text:p>
      <text:p text:style-name="P5">Weapon - Ranged attacks have a 50% to s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4H22M16S</meta:editing-duration>
    <meta:editing-cycles>50</meta:editing-cycles>
    <meta:generator>OpenOffice.org/3.4.1$Win32 OpenOffice.org_project/341m1$Build-9593</meta:generator>
    <dc:date>2014-05-17T14:33:57.42</dc:date>
    <meta:document-statistic meta:table-count="0" meta:image-count="0" meta:object-count="0" meta:page-count="4" meta:paragraph-count="112" meta:word-count="574" meta:character-count="4086"/>
    <meta:user-defined meta:name="Info 1"/>
    <meta:user-defined meta:name="Info 2"/>
    <meta:user-defined meta:name="Info 3"/>
    <meta:user-defined meta:name="Info 4"/>
  </office:meta>
</office:document-meta>
</file>